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1e3" officeooo:paragraph-rsid="000a61e3" style:font-weight-asian="bold" style:font-weight-complex="bold"/>
    </style:style>
    <style:style style:name="P2" style:family="paragraph" style:parent-style-name="Standard">
      <style:text-properties officeooo:paragraph-rsid="000a61e3"/>
    </style:style>
    <style:style style:name="P3" style:family="paragraph" style:parent-style-name="Text_20_body">
      <style:text-properties officeooo:paragraph-rsid="000f5c22"/>
    </style:style>
    <style:style style:name="P4" style:family="paragraph" style:parent-style-name="Text_20_body">
      <style:paragraph-properties fo:text-align="justify" style:justify-single-word="false"/>
      <style:text-properties officeooo:paragraph-rsid="000f5c22"/>
    </style:style>
    <style:style style:name="T1" style:family="text">
      <style:text-properties fo:font-weight="bold" officeooo:rsid="000b36f7" style:font-weight-asian="bold" style:font-weight-complex="bold"/>
    </style:style>
    <style:style style:name="T2" style:family="text">
      <style:text-properties officeooo:rsid="000b36f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61e3" style:font-weight-asian="normal" style:font-weight-complex="normal"/>
    </style:style>
    <style:style style:name="T5" style:family="text">
      <style:text-properties fo:font-weight="normal" officeooo:rsid="000b36f7" style:font-weight-asian="normal" style:font-weight-complex="normal"/>
    </style:style>
    <style:style style:name="T6" style:family="text">
      <style:text-properties style:font-name="Liberation Serif" fo:font-size="12pt" fo:font-weight="normal" officeooo:rsid="000b36f7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04be3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14e4d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2b045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bold" officeooo:rsid="000b36f7" style:font-size-asian="12pt" style:font-weight-asian="bold" style:font-size-complex="12pt" style:font-weight-complex="bold"/>
    </style:style>
    <style:style style:name="T11" style:family="text">
      <style:text-properties officeooo:rsid="0012b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2 Wireless Simultion Programs:</text:p>
      <text:p text:style-name="P1"/>
      <text:p text:style-name="Text_20_body"><text:span text:style-name="T4">1. </text:span><text:span text:style-name="T5">Create wireless mesh network with help of 6 nodes and set</text:span><text:span text:style-name="T3"> </text:span>different transmission range for each node in <text:span text:style-name="T2">network and also </text:span>set different channel for the nodes in the network. <text:span text:style-name="T2">Transmit data among 6 nodes with different channel and finally monitor this simulation with the help of </text:span><text:span text:style-name="T1">Loss Monitor</text:span><text:span text:style-name="T2">.</text:span></text:p>
      <text:p text:style-name="Text_20_body"><text:span text:style-name="T6">2. Write a </text:span><text:span text:style-name="T7">tcl </text:span><text:span text:style-name="T8">script</text:span><text:span text:style-name="T6"> to implement </text:span><text:span text:style-name="T7">a </text:span><text:span text:style-name="T10">ping protocol</text:span><text:span text:style-name="T6">.</text:span></text:p>
      <text:p text:style-name="P4"><text:span text:style-name="T6">3. </text:span><text:span text:style-name="T9">C</text:span>reate Mobile Ad hoc Network (MANET) <text:span text:style-name="T11">and Wireless Mesh Network(WMN) with the help of 6 nodes, <text:s/>transmission and reception can done among nodes in the network <text:s/>and analyze the performace of the both networks through Xgraph.</text:span></text:p>
      <text:p text:style-name="P3"><text:span text:style-name="T6"/></text:p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7:38.619709992</meta:creation-date>
    <dc:date>2016-10-19T11:30:22.837494793</dc:date>
    <meta:editing-duration>PT1H11M4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01" meta:character-count="602" meta:non-whitespace-character-count="502"/>
  </office:meta>
</office:document-meta>
</file>